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909in"/>
    </style:style>
    <style:style style:name="co2" style:family="table-column">
      <style:table-column-properties fo:break-before="auto" style:column-width="0.867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2122.72917816477">
            <text:p>2122.73</text:p>
          </table:table-cell>
          <table:table-cell table:style-name="Default" office:value-type="float" office:value="1667.55834111526">
            <text:p>1667.56</text:p>
          </table:table-cell>
          <table:table-cell office:value-type="float" office:value="2716.79066621025">
            <text:p>2716.79</text:p>
          </table:table-cell>
          <table:table-cell table:style-name="Default" office:value-type="float" office:value="53475.465677378">
            <text:p>53475.4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Default" office:value-type="float" office:value="6042.06622036397">
            <text:p>6042.07</text:p>
          </table:table-cell>
          <table:table-cell table:style-name="Default" office:value-type="float" office:value="4813.76331725539">
            <text:p>4813.76</text:p>
          </table:table-cell>
          <table:table-cell office:value-type="float" office:value="5049.89684078698">
            <text:p>5049.9</text:p>
          </table:table-cell>
          <table:table-cell table:style-name="Default" office:value-type="float" office:value="15282.2270004279">
            <text:p>15282.2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Default" office:value-type="float" office:value="17327.9241752149">
            <text:p>17327.92</text:p>
          </table:table-cell>
          <table:table-cell table:style-name="Default" office:value-type="float" office:value="10361.4208595822">
            <text:p>10361.42</text:p>
          </table:table-cell>
          <table:table-cell office:value-type="float" office:value="11795.8737378503">
            <text:p>11795.87</text:p>
          </table:table-cell>
          <table:table-cell table:style-name="Default" office:value-type="float" office:value="41594.7230679644">
            <text:p>41594.7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Default" office:value-type="float" office:value="59092.9744741196">
            <text:p>59092.97</text:p>
          </table:table-cell>
          <table:table-cell table:style-name="Default" office:value-type="float" office:value="32236.2202308039">
            <text:p>32236.22</text:p>
          </table:table-cell>
          <table:table-cell office:value-type="float" office:value="27041.23660159">
            <text:p>27041.24</text:p>
          </table:table-cell>
          <table:table-cell table:style-name="Default" office:value-type="float" office:value="124926.628778416">
            <text:p>124926.6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Default" office:value-type="float" office:value="5946551.27058824">
            <text:p>5946551.27</text:p>
          </table:table-cell>
          <table:table-cell table:style-name="Default" office:value-type="float" office:value="2945898.35294118">
            <text:p>2945898.35</text:p>
          </table:table-cell>
          <table:table-cell office:value-type="float" office:value="425916.06132879">
            <text:p>425916.06</text:p>
          </table:table-cell>
          <table:table-cell table:style-name="Default" office:value-type="float" office:value="7627914.86363636">
            <text:p>7627914.8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521433.5">
            <text:p>2.55E+007</text:p>
          </table:table-cell>
          <table:table-cell office:value-type="float" office:value="14193849.7222222">
            <text:p>1.42E+007</text:p>
          </table:table-cell>
          <table:table-cell office:value-type="float" office:value="1011891.43232323">
            <text:p>1011891.43</text:p>
          </table:table-cell>
          <table:table-cell office:value-type="float" office:value="28984756">
            <text:p>2.90E+0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0755961">
            <text:p>1.01E+008</text:p>
          </table:table-cell>
          <table:table-cell office:value-type="float" office:value="64078848.625">
            <text:p>6.41E+007</text:p>
          </table:table-cell>
          <table:table-cell office:value-type="float" office:value="2329775.29767442">
            <text:p>2329775.3</text:p>
          </table:table-cell>
          <table:table-cell office:value-type="float" office:value="113885728.8">
            <text:p>1.14E+00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6373794">
            <text:p>4.06E+008</text:p>
          </table:table-cell>
          <table:table-cell office:value-type="float" office:value="271148780.5">
            <text:p>2.71E+008</text:p>
          </table:table-cell>
          <table:table-cell office:value-type="float" office:value="5193233.56701031">
            <text:p>5193233.57</text:p>
          </table:table-cell>
          <table:table-cell office:value-type="float" office:value="451568374">
            <text:p>4.52E+008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11643314">
            <text:p>1.61E+009</text:p>
          </table:table-cell>
          <table:table-cell office:value-type="float" office:value="1089993552">
            <text:p>1.09E+009</text:p>
          </table:table-cell>
          <table:table-cell table:style-name="ce1" office:value-type="float" office:value="11665991.1627907">
            <text:p>1.17E+007</text:p>
          </table:table-cell>
          <table:table-cell office:value-type="float" office:value="1798272244">
            <text:p>1.80E+009</text:p>
          </table:table-cell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6417791168">
            <text:p>6.42E+009</text:p>
          </table:table-cell>
          <table:table-cell office:value-type="float" office:value="4659638623">
            <text:p>4.66E+009</text:p>
          </table:table-cell>
          <table:table-cell table:style-name="ce1" office:value-type="float" office:value="27449059.4210526">
            <text:p>2.74E+007</text:p>
          </table:table-cell>
          <table:table-cell office:value-type="float" office:value="7184616491">
            <text:p>7.18E+009</text:p>
          </table:table-cell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27474989517">
            <text:p>2.75E+010</text:p>
          </table:table-cell>
          <table:table-cell office:value-type="float" office:value="21039151187">
            <text:p>2.10E+010</text:p>
          </table:table-cell>
          <table:table-cell table:style-name="ce1" office:value-type="float" office:value="76791858.7142857">
            <text:p>7.68E+007</text:p>
          </table:table-cell>
          <table:table-cell office:value-type="float" office:value="29293949235">
            <text:p>2.93E+010</text:p>
          </table:table-cell>
        </table:table-row>
        <table:table-row table:style-name="ro1">
          <table:table-cell office:value-type="float" office:value="128000">
            <text:p>128000</text:p>
          </table:table-cell>
          <table:table-cell office:value-type="float" office:value="199973750541">
            <text:p>2.00E+011</text:p>
          </table:table-cell>
          <table:table-cell office:value-type="float" office:value="185936043195">
            <text:p>1.86E+011</text:p>
          </table:table-cell>
          <table:table-cell table:style-name="ce1" office:value-type="float" office:value="258041953.5">
            <text:p>2.58E+008</text:p>
          </table:table-cell>
          <table:table-cell office:value-type="float" office:value="117825166853">
            <text:p>1.18E+011</text:p>
          </table:table-cell>
        </table:table-row>
        <table:table-row table:style-name="ro1">
          <table:table-cell office:value-type="float" office:value="256000">
            <text:p>256000</text:p>
          </table:table-cell>
          <table:table-cell office:value-type="float" office:value="1007155004294">
            <text:p>1.01E+012</text:p>
          </table:table-cell>
          <table:table-cell office:value-type="float" office:value="1331804667527">
            <text:p>1.33E+012</text:p>
          </table:table-cell>
          <table:table-cell table:style-name="ce1" office:value-type="float" office:value="754367421">
            <text:p>7.54E+008</text:p>
          </table:table-cell>
          <table:table-cell office:value-type="float" office:value="466281685460">
            <text:p>4.66E+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8">09/28/2010</text:date>, <text:time>18:1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65" meta:object-count="0"/>
    <meta:generator>OpenOffice.org/3.2$Linux OpenOffice.org_project/320m12$Build-9483</meta:generator>
  </office:meta>
</office:document-meta>
</file>